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5 – Responsiv design</text:h>
      <text:h text:style-name="Heading_20_2" text:outline-level="2">Beskrivning</text:h>
      <text:p text:style-name="Text_20_body">Kontrollera menyer och allt innehåll på sidan med olika skärmstorlekar. Här ingår även att testa formulär och tabeller.</text:p>
      <text:h text:style-name="Heading_20_2" text:outline-level="2">Datum och kommentarer</text:h>
      <text:p text:style-name="Text_20_body">2014-05-11<text:line-break/>Fungerar bra! </text:p>
      <text:p text:style-name="Text_20_body">2014-05-18<text:line-break/>Fungerar bra överallt utom skuggningen längst ned i nederkant på bokningsformuläret. Inte högprioriterat, men kolla med Emil när sidan är publicerad.</text:p>
      <text:p text:style-name="Text_20_body">2014-05-26<text:line-break/>Fungerar bra överallt, även skuggningen av formuläret är nu åtgärdat med CSS.</text:p>
      <text:p text:style-name="Text_20_body">2014-06-04<text:line-break/>Testat på iPhone, Android, iPad, MacBookPro och stationär dator. Sidan ser ok ut på alla skärmtyper, så också bokningsformuläret och bildspelet.</text:p>
      <text:h text:style-name="Heading_20_2" text:outline-level="2">Status</text:h>
      <text:p text:style-name="Text_20_body">Godkä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6-04T20:00:50</dc:date>
    <meta:editing-duration>PT59M56S</meta:editing-duration>
    <meta:editing-cycles>14</meta:editing-cycles>
    <meta:generator>OpenOffice/4.1.0$Unix OpenOffice.org_project/410m18$Build-9764</meta:generator>
    <meta:document-statistic meta:table-count="0" meta:image-count="0" meta:object-count="0" meta:page-count="1" meta:paragraph-count="10" meta:word-count="88" meta:character-count="621"/>
  </office:meta>
</office:document-meta>
</file>